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969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3.8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Hoja1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2" table:number-rows-spanned="1">
            <text:p>R</text:p>
          </table:table-cell>
          <table:covered-table-cell table:style-name="ce3"/>
          <table:table-cell/>
          <table:table-cell table:style-name="ce1" office:value-type="string" table:number-columns-spanned="2" table:number-rows-spanned="1">
            <text:p>S</text:p>
          </table:table-cell>
          <table:covered-table-cell table:style-name="ce3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2" table:number-rows-spanned="1">
            <text:p>UNION</text:p>
          </table:table-cell>
          <table:covered-table-cell table:style-name="ce3"/>
          <table:table-cell/>
          <table:table-cell table:style-name="ce1" office:value-type="string" table:number-columns-spanned="2" table:number-rows-spanned="1">
            <text:p>INTERSECCIÓN</text:p>
          </table:table-cell>
          <table:covered-table-cell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2" table:number-rows-spanned="1">
            <text:p>R MINUS S</text:p>
          </table:table-cell>
          <table:covered-table-cell/>
          <table:table-cell/>
          <table:table-cell table:style-name="ce1" office:value-type="string" table:number-columns-spanned="2" table:number-rows-spanned="1">
            <text:p>S MINUS R</text:p>
          </table:table-cell>
          <table:covered-table-cell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PRODUCTO CARTERSIANO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>
            <text:p>RX</text:p>
          </table:table-cell>
          <table:table-cell table:style-name="ce2" office:value-type="string">
            <text:p>N</text:p>
          </table:table-cell>
          <table:table-cell table:style-name="ce2" office:value-type="string">
            <text:p>SX</text:p>
          </table:table-cell>
          <table:table-cell table:style-name="ce2" office:value-type="string">
            <text:p>N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PRODUCTO CARTERSIANO WHERE RX=SX</text:p>
          </table:table-cell>
          <table:covered-table-cell table:number-columns-repeated="3"/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</table:table-row>
      </table:table>
      <table:table table:name="Hoja12" table:style-name="ta1" table:print="false">
        <table:table-column table:style-name="co4" table:number-columns-repeated="5" table:default-cell-style-name="Default"/>
        <table:table-row table:style-name="ro1">
          <table:table-cell table:style-name="ce1" office:value-type="string" table:number-columns-spanned="2" table:number-rows-spanned="1">
            <text:p>R</text:p>
          </table:table-cell>
          <table:covered-table-cell table:style-name="ce3"/>
          <table:table-cell/>
          <table:table-cell table:style-name="ce1" office:value-type="string" table:number-columns-spanned="2" table:number-rows-spanned="1">
            <text:p>S</text:p>
          </table:table-cell>
          <table:covered-table-cell table:style-name="ce3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2" table:number-rows-spanned="1">
            <text:p>UNION</text:p>
          </table:table-cell>
          <table:covered-table-cell table:style-name="ce3"/>
          <table:table-cell/>
          <table:table-cell table:style-name="ce1" office:value-type="string" table:number-columns-spanned="2" table:number-rows-spanned="1">
            <text:p>INTERSECCIÓN</text:p>
          </table:table-cell>
          <table:covered-table-cell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table:number-columns-spanned="2" table:number-rows-spanned="1">
            <text:p>R MINUS S</text:p>
          </table:table-cell>
          <table:covered-table-cell/>
          <table:table-cell/>
          <table:table-cell table:style-name="ce1" office:value-type="string" table:number-columns-spanned="2" table:number-rows-spanned="1">
            <text:p>S MINUS R</text:p>
          </table:table-cell>
          <table:covered-table-cell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PRODUCTO CARTERSIANO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>
            <text:p>RX</text:p>
          </table:table-cell>
          <table:table-cell table:style-name="ce2" office:value-type="string">
            <text:p>N</text:p>
          </table:table-cell>
          <table:table-cell table:style-name="ce2" office:value-type="string">
            <text:p>SX</text:p>
          </table:table-cell>
          <table:table-cell table:style-name="ce2" office:value-type="string">
            <text:p>N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PRODUCTO CARTERSIANO WHERE RX=SX</text:p>
          </table:table-cell>
          <table:covered-table-cell table:number-columns-repeated="3"/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/>
        </table:table-row>
      </table:table>
      <table:table table:name="Hoja21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 table:number-rows-repeated="40">
          <table:table-cell table:number-columns-repeated="4"/>
        </table:table-row>
        <table:table-row table:style-name="ro1">
          <table:table-cell table:style-name="ce4" office:value-type="string" table:number-columns-spanned="3" table:number-rows-spanned="1">
            <text:p>VENTA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COD_CLIENTE</text:p>
          </table:table-cell>
          <table:table-cell office:value-type="string">
            <text:p>COD_PRODUCTO</text:p>
          </table:table-cell>
          <table:table-cell office:value-type="string">
            <text:p>PRECIO_PRODUCTO</text:p>
          </table:table-cell>
          <table:table-cell office:value-type="string">
            <text:p>NUM_PRODUCT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n esta tabla:</text:p>
          </table:table-cell>
          <table:table-cell table:number-columns-repeated="3"/>
        </table:table-row>
        <table:table-row table:style-name="ro1">
          <table:table-cell office:value-type="string">
            <text:p>a) ¿Cuantas ventas hemos hecho?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) ¿Cuantos clientes distintos tenemos?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) ¿Cual es el precio máximo?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d) ¿Cual es el avg de los precios?</text:p>
          </table:table-cell>
          <table:table-cell table:number-columns-repeated="2"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e) ¿Cuantos productos tenemos en total?</text:p>
          </table:table-cell>
          <table:table-cell table:number-columns-repeated="2"/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3">03/03/2025</text:date>, <text:time>13:58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2T11:29:44.664000000</meta:creation-date>
    <dc:date>2025-03-03T13:58:18.13</dc:date>
    <meta:editing-duration>PT2H17M33S</meta:editing-duration>
    <meta:editing-cycles>9</meta:editing-cycles>
    <meta:generator>OpenOffice/4.1.15$Win32 OpenOffice.org_project/4115m2$Build-9813</meta:generator>
    <dc:creator>Ruben Leis Rodriguez</dc:creator>
    <meta:document-statistic meta:table-count="3" meta:cell-count="206" meta:object-count="0"/>
  </office:meta>
</office:document-meta>
</file>